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SRAEL'S PAST GLORY (44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ISRAEL'S PAST GLORY (44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ower of God (44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power of God (44:1-3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Lord led his people (44:1-3).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Lord led his people (44:1-3).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drove the Canaanites from the land (44:1-2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directed the Israelites into the land (44:2-3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power of God (44:1-3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Lord led his people (44:1-3).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Lord loved his people (44:3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ISRAEL'S PAST GLORY (44:1-8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power of God (44:1-3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praise to God (44:4-8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PSALM 44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ISRAEL'S PAST GLORY (44:1-8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ISRAEL'S PRESENT GRIEF (44:9-26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-title-Title-Slide" presentation:presentation-page-layout-name="Master1-PPL1" draw:id="Slide-263">
        <draw:frame draw:id="id97" presentation:style-name="a524" draw:name="Title 1" svg:x="1.38in" svg:y="0.83in" svg:width="10.3in" svg:height="4.42in" presentation:class="title" presentation:placeholder="false">
          <draw:text-box>
            <text:p text:style-name="a523" text:class-names="" text:cond-style-name=""><text:span text:style-name="a521" text:class-names="">ISRAEL'S PRESENT GRIEF (44:9-26)<text:s text:c="1"/></text:span><text:span text:style-name="a522" text:class-names=""/></text:p>
          </draw:text-box>
          <svg:title/>
          <svg:desc/>
        </draw:frame>
        <draw:frame draw:id="id98" presentation:style-name="a529" draw:name="Subtitle 2" svg:x="1.38in" svg:y="5.25in" svg:width="10.3in" svg:height="1.85in" presentation:class="subtitle" presentation:placeholder="false">
          <draw:text-box>
            <text:p text:style-name="a526" text:class-names="" text:cond-style-name=""><text:span text:style-name="a525" text:class-names=""><text:s text:c="1"/>Their pain (44:9-22)<text:s text:c="1"/></text:span></text:p>
            <text:p text:style-name="a528" text:class-names="" text:cond-style-name=""><text:span text:style-name="a527" text:class-names=""/></text:p>
          </draw:text-box>
          <svg:title/>
          <svg:desc/>
        </draw:frame>
      </draw:page>
      <draw:page draw:name="Slide9" draw:style-name="a530" draw:master-page-name="Master1-Layout1-title-Title-Slide" presentation:presentation-page-layout-name="Master1-PPL1" draw:id="Slide-264">
        <draw:frame draw:id="id99" presentation:style-name="a534" draw:name="Title 1" svg:x="1.38in" svg:y="0.83in" svg:width="10.3in" svg:height="4.42in" presentation:class="title" presentation:placeholder="false">
          <draw:text-box>
            <text:p text:style-name="a533" text:class-names="" text:cond-style-name=""><text:span text:style-name="a531" text:class-names=""><text:s text:c="1"/>Their pain (44:9-22)<text:s text:c="1"/></text:span><text:span text:style-name="a532" text:class-names=""/></text:p>
          </draw:text-box>
          <svg:title/>
          <svg:desc/>
        </draw:frame>
        <draw:frame draw:id="id100" presentation:style-name="a539" draw:name="Subtitle 2" svg:x="1.38in" svg:y="5.25in" svg:width="10.3in" svg:height="1.85in" presentation:class="subtitle" presentation:placeholder="false">
          <draw:text-box>
            <text:p text:style-name="a536" text:class-names="" text:cond-style-name=""><text:span text:style-name="a535" text:class-names=""><text:s text:c="1"/>Israel's physical suffering (44:10-12, 22)<text:s text:c="1"/></text:span></text:p>
            <text:p text:style-name="a538" text:class-names="" text:cond-style-name=""><text:span text:style-name="a537" text:class-names=""/></text:p>
          </draw:text-box>
          <svg:title/>
          <svg:desc/>
        </draw:frame>
      </draw:page>
      <draw:page draw:name="Slide10" draw:style-name="a540" draw:master-page-name="Master1-Layout12-tx-Title-and-Text" presentation:presentation-page-layout-name="Master1-PPL12" draw:id="Slide-265">
        <draw:frame draw:id="id101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Israel's physical suffering (44:10-12, 22)<text:s text:c="1"/></text:span><text:span text:style-name="a542" text:class-names=""/></text:p>
          </draw:text-box>
          <svg:title/>
          <svg:desc/>
        </draw:frame>
        <draw:frame draw:id="id102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y are defeated and plundered by their enemies (44:10).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y are slaughtered like sheep (44:11, 22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y are sold and scattered among the nations (44:11-12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1" draw:style-name="a558" draw:master-page-name="Master1-Layout12-tx-Title-and-Text" presentation:presentation-page-layout-name="Master1-PPL12" draw:id="Slide-266">
        <draw:frame draw:id="id103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ir pain (44:9-22)<text:s text:c="1"/></text:span><text:span text:style-name="a560" text:class-names=""/></text:p>
          </draw:text-box>
          <svg:title/>
          <svg:desc/>
        </draw:frame>
        <draw:frame draw:id="id104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Israel's physical suffering (44:10-12, 22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Israel's psychological suffering (44:9, 13-1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2" draw:style-name="a573" draw:master-page-name="Master1-Layout12-tx-Title-and-Text" presentation:presentation-page-layout-name="Master1-PPL12" draw:id="Slide-267">
        <draw:frame draw:id="id105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Israel's psychological suffering (44:9, 13-16)<text:s text:c="1"/></text:span><text:span text:style-name="a575" text:class-names=""/></text:p>
          </draw:text-box>
          <svg:title/>
          <svg:desc/>
        </draw:frame>
        <draw:frame draw:id="id106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y feel rejected by God (44: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y are mocked by their neighbors (44:13-16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3" draw:style-name="a588" draw:master-page-name="Master1-Layout12-tx-Title-and-Text" presentation:presentation-page-layout-name="Master1-PPL12" draw:id="Slide-268">
        <draw:frame draw:id="id107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Their pain (44:9-22)<text:s text:c="1"/></text:span><text:span text:style-name="a590" text:class-names=""/></text:p>
          </draw:text-box>
          <svg:title/>
          <svg:desc/>
        </draw:frame>
        <draw:frame draw:id="id108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Israel's physical suffering (44:10-12, 22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Israel's psychological suffering (44:9, 13-16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4" draw:style-name="a603" draw:master-page-name="Master1-Layout12-tx-Title-and-Text" presentation:presentation-page-layout-name="Master1-PPL12" draw:id="Slide-269">
        <draw:frame draw:id="id109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ISRAEL'S PRESENT GRIEF (44:9-26)<text:s text:c="1"/></text:span><text:span text:style-name="a605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ir pain (44:9-22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ir perplexity (44:17-22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ir petition (44:23-26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PSALM 44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ISRAEL'S PAST GLORY (44:1-8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ISRAEL'S PRESENT GRIEF (44:9-2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4 </dc:title>
    <meta:initial-creator>David STRICKLAND</meta:initial-creator>
    <dc:creator>David STRICKLAND</dc:creator>
    <meta:creation-date>2020-02-22T19:32:57Z</meta:creation-date>
    <dc:date>2020-02-22T19:32:58Z</dc:date>
    <meta:template xlink:href="BibleStudy" xlink:type="simple"/>
    <meta:editing-cycles>1</meta:editing-cycles>
    <meta:editing-duration>PT0S</meta:editing-duration>
    <meta:document-statistic meta:paragraph-count="42" meta:word-count="317"/>
  </office:meta>
</office:document-meta>
</file>